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[:]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1" office:value-type="string">
            <text:p>2022-08-29_07-42-20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1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6" office:value-type="string">
            <text:p>2022-08-29_01-36-35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1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6" office:value-type="string">
            <text:p>2022-08-29_01-36-30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1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8" office:value-type="string">
            <text:p>2022-08-29_09-28-07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1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6" office:value-type="string">
            <text:p>2022-08-29_12-01-34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1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1" office:value-type="string">
            <text:p>2022-08-29_07-46-39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6" office:value-type="string">
            <text:p>2022-08-28_19-13-03_000.jpg</text:p>
          </table:table-cell>
          <table:table-cell table:style-name="ce27" office:value-type="string">
            <text:p>:m :篠笛,shinobue #*# / session-memo:session-1 / p.1:genre=melody,for=~,key=~,notes=~,R=~,file-id=~,piece-id=~,tempo=~,session=~,other=~ \\\ p.2:genre=melody,for=kontynuowana:page-1,key=~,notes=~,R=~,file-id=~,piece-id=~,tempo=~,session=~,other=~ \\\ p.3:genre=practice,for=dai-kan:kan:往来,key=~,notes=~,R=~,file-id=~,piece-id=~,tempo=~,session=~,other=~ \\\ p.4:genre=melody,for=~,key=~,notes=~,R=~,file-id=~,piece-id=~,tempo=~,session=~,other=以前に作ったものと、同じ[이전에 만든 것과 같다.]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:篠笛,shinobue #*# / session-memo:session-1 / p.1:genre=melody,for=~,key=~,notes=~,R=~,file-id=~,piece-id=~,tempo=~,session=~,other=~ \\\ p.2:genre=melody,for=kontynuowana:page-1,key=~,notes=~,R=~,file-id=~,piece-id=~,tempo=~,session=~,other=~ \\\ p.3:genre=practice,for=dai-kan:kan:往来,key=~,notes=~,R=~,file-id=~,piece-id=~,tempo=~,session=~,other=~ \\\ p.4:genre=melody,for=~,key=~,notes=~,R=~,file-id=~,piece-id=~,tempo=~,session=~,other=以前に作ったものと、同じ[이전에 만든 것과 같다.]">
            <text:p>:m :篠笛,shinobue #*# / session-memo:session-1 / p.1:genre=melody,for=~,key=~,notes=~,R=~,file-id=~,piece-id=~,tempo=~,session=~,other=~ \\\ p.2:genre=melody,for=kontynuowana:page-1,key=~,notes=~,R=~,file-id=~,piece-id=~,tempo=~,session=~,other=~ \\\ p.3:genre=practice,for=dai-kan:kan:往来,key=~,notes=~,R=~,file-id=~,piece-id=~,tempo=~,session=~,other=~ \\\ p.4:genre=melody,for=~,key=~,notes=~,R=~,file-id=~,piece-id=~,tempo=~,session=~,other=以前に作ったものと、同じ[이전에 만든 것과 같다.]</text:p>
          </table:table-cell>
          <table:table-cell table:style-name="ce11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6" office:value-type="string">
            <text:p>2022-08-29_15-32-59_000.jpg</text:p>
          </table:table-cell>
          <table:table-cell table:style-name="ce27" office:value-type="string">
            <text:p>:m RES 1*3 / free# JVEMV6 68#_349:1 / 68. theoretical-physics(tp) / topics=量子力学,w=,doc=r-7-A1~1.1.9#2-4,s=~,i=~,other=memo+</text:p>
          </table:table-cell>
          <table:table-cell table:style-name="ce28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RES 1*3 / free# JVEMV6 68#_349:1 / 68. theoretical-physics(tp) / topics=量子力学,w=,doc=r-7-A1~1.1.9#2-4,s=~,i=~,other=memo+">
            <text:p>:m RES 1*3 / free# JVEMV6 68#_349:1 / 68. theoretical-physics(tp) / topics=量子力学,w=,doc=r-7-A1~1.1.9#2-4,s=~,i=~,other=memo+</text:p>
          </table:table-cell>
          <table:table-cell table:style-name="ce11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6" office:value-type="string">
            <text:p>2022-08-29_15-33-20_000.jpg</text:p>
          </table:table-cell>
          <table:table-cell table:style-name="ce27" office:value-type="string">
            <text:p>:m RES 2*3 / free# JVEMV6 68#_349:1 / 68. theoretical-physics(tp) / topics=量子力学,w=ブラケット,doc=r-7-A1~1.1.9#2-4,s=~,i=~,other=memo+;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RES 2*3 / free# JVEMV6 68#_349:1 / 68. theoretical-physics(tp) / topics=量子力学,w=ブラケット,doc=r-7-A1~1.1.9#2-4,s=~,i=~,other=memo+;calc+">
            <text:p>:m RES 2*3 / free# JVEMV6 68#_349:1 / 68. theoretical-physics(tp) / topics=量子力学,w=ブラケット,doc=r-7-A1~1.1.9#2-4,s=~,i=~,other=memo+;calc+</text:p>
          </table:table-cell>
          <table:table-cell table:style-name="ce11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6" office:value-type="string">
            <text:p>2022-08-29_15-33-33_000.jpg</text:p>
          </table:table-cell>
          <table:table-cell table:style-name="ce27" office:value-type="string">
            <text:p>:m RES 3*3 / free# JVEMV6 68#_349:1 / 68. theoretical-physics(tp) / topics=量子力学,w=,doc=r-7-A1~1.1.9#2-4,s=~,i=~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RES 3*3 / free# JVEMV6 68#_349:1 / 68. theoretical-physics(tp) / topics=量子力学,w=,doc=r-7-A1~1.1.9#2-4,s=~,i=~,other=~">
            <text:p>:m RES 3*3 / free# JVEMV6 68#_349:1 / 68. theoretical-physics(tp) / topics=量子力学,w=,doc=r-7-A1~1.1.9#2-4,s=~,i=~,other=~</text:p>
          </table:table-cell>
          <table:table-cell table:style-name="ce11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6" office:value-type="string">
            <text:p>2022-08-29_17-55-50_000.jpg</text:p>
          </table:table-cell>
          <table:table-cell table:style-name="ce27" office:value-type="string">
            <text:p>:m :篠笛,shinobue #*# / session-memo:session-1 / p.1:genre=melody,for=melody;coda,key=h-4(E),file-piece-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:篠笛,shinobue #*# / session-memo:session-1 / p.1:genre=melody,for=melody;coda,key=h-4(E),file-piece-other=~">
            <text:p>:m :篠笛,shinobue #*# / session-memo:session-1 / p.1:genre=melody,for=melody;coda,key=h-4(E),file-piece-other=~</text:p>
          </table:table-cell>
          <table:table-cell table:style-name="ce11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6" office:value-type="string">
            <text:p>2022-08-29_18-59-56_000.jpg</text:p>
          </table:table-cell>
          <table:table-cell table:style-name="ce27" office:value-type="string">
            <text:p>:m :篠笛,shinobue #*# / session-memo:session-1 / p.1:genre=melody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:篠笛,shinobue #*# / session-memo:session-1 / p.1:genre=melody">
            <text:p>:m :篠笛,shinobue #*# / session-memo:session-1 / p.1:genre=melody</text:p>
          </table:table-cell>
          <table:table-cell table:style-name="ce11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1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0"/>
          <table:table-cell table:style-name="ce27"/>
          <table:table-cell table:style-name="ce11"/>
          <table:table-cell table:style-name="ce11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1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1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1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9"/>
          <table:table-cell table:style-name="ce15"/>
          <table:table-cell table:style-name="ce11"/>
          <table:table-cell table:style-name="ce11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1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1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1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1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1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1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1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6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1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1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1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1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1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1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1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1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1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6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1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0"/>
          <table:table-cell table:style-name="ce28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1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0"/>
          <table:table-cell table:style-name="ce46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1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1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1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1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1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1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1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1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1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1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1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1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1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1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1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1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1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1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1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1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6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1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1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1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1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1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1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1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1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1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1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1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1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1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1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1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1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6"/>
          <table:table-cell table:style-name="ce28"/>
          <table:table-cell table:style-name="ce27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1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1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1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0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1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1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1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8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36"/>
          <table:table-cell table:style-name="ce27"/>
          <table:table-cell table:style-name="ce11" table:number-columns-repeated="2"/>
          <table:table-cell table:style-name="ce51"/>
          <table:table-cell table:style-name="ce11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1"/>
          <table:table-cell table:style-name="ce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5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6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6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6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6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70">
            <text:p>7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9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5:Sheet1.C270" table:on-update-keep-styles="true" table:on-update-keep-size="false"/>
        <table:database-range table:name="XXX" table:target-range-address="Sheet1.B265:Sheet1.B265" table:on-update-keep-styles="true" table:on-update-keep-size="false"/>
        <table:database-range table:name="XXX_music" table:target-range-address="Sheet1.B266:Sheet1.B266" table:on-update-keep-styles="true" table:on-update-keep-size="false"/>
        <table:database-range table:target-range-address="Sheet1.A2:Sheet1.AMJ13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30">2022/08/30</text:date>, <text:time>11:03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8-30T11:03:29.03</dc:date>
    <dc:creator>iwabuchi ken</dc:creator>
    <meta:editing-duration>P48DT21H1M15S</meta:editing-duration>
    <meta:editing-cycles>15915</meta:editing-cycles>
    <meta:document-statistic meta:table-count="2" meta:cell-count="911" meta:object-count="0"/>
    <meta:user-defined meta:name="qrichtext">1</meta:user-defined>
  </office:meta>
</office:document-meta>
</file>